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nán Asorey </text:p>
      <text:p text:style-name="Standard">Centro Atómico Bariloe </text:p>
      <text:p text:style-name="Standard">(8400) San Carlos de Bariloe, R.N., Argentina </text:p>
      <text:p text:style-name="Standard">Tel.: +54-2944-44-5151 int 38 </text:p>
      <text:p text:style-name="Standard">email: asoreyh@cab.cnea.gov.ar </text:p>
      <text:p text:style-name="Standard"/>
      <text:p text:style-name="Standard">Nacido en ilmes, Buenos Aires, Argentina el  de Febrero de . </text:p>
      <text:p text:style-name="Standard">Nacionalidad argentina, casado, dos hijas. </text:p>
      <text:p text:style-name="Standard"/>
      <text:p text:style-name="Standard">Posición actual </text:p>
      <text:p text:style-name="Standard"/>
      <text:p text:style-name="Standard">Posición permanente en la Gerencia de Tecnología e Investigación en Altas Energías, Centro Atómico Bariloe (CAB), CNEA.</text:p>
      <text:p text:style-name="Standard">Doctorando en la carrera del Doctorado en Física del Instituto Balseiro (Instituto Balseiro), </text:p>
      <text:p text:style-name="Standard">Universidad Nacional de Cuyo (UNC).</text:p>
      <text:p text:style-name="Standard">Jefe de Trabajos Prácticos, interino del Área Física, Sede Andina, Universidad Nacional de </text:p>
      <text:p text:style-name="Standard">Río Negro (UNRN). </text:p>
      <text:p text:style-name="Standard">Auxiliar de primera, interino, del Área Física, Instituto Balseiro, UNC. </text:p>
      <text:p text:style-name="Standard"/>
      <text:p text:style-name="Standard">Educación </text:p>
      <text:p text:style-name="Standard">2005 M  C F, Orientación Partículas y Campos, Instituto Balseiro (UNC). </text:p>
      <text:p text:style-name="Standard">2004 L  F, Instituto Balseiro (UNC). </text:p>
      <text:p text:style-name="Standard"/>
      <text:p text:style-name="Standard">Actividades </text:p>
      <text:p text:style-name="Standard">O P A </text:p>
      <text:p text:style-name="Standard">• Física de Rayos Cósmicos de las más altas energías. </text:p>
      <text:p text:style-name="Standard">• Análisis de datos del Observatorio Pierre Auger. </text:p>
      <text:p text:style-name="Standard">• Análisis de datos del Detector de Superficie del Observatorio Pierre Auger, orientado a la de- </text:p>
      <text:p text:style-name="Standard">tección de Gamma Ray Bursts. </text:p>
      <text:p text:style-name="Standard">• Estudios de física heliosférica con los datos del Observatorio Pierre Auger. </text:p>
      <text:p text:style-name="Standard">• Análisis de datos de Monitoreo Atmosférico del Observatorio Pierre Auger de Rayos Cósmicos. </text:p>
      <text:p text:style-name="Standard"/>
      <text:p text:style-name="Standard">P LAGO (L A G O) </text:p>
      <text:p text:style-name="Standard">• Detección de GRB por el método de las partículas solitarias </text:p>
      <text:p text:style-name="Standard">• Estudios de física heliosférica, fondos de radiación y física atmosférica </text:p>
      <text:p text:style-name="Standard"/>
      <text:p text:style-name="Standard">D </text:p>
      <text:p text:style-name="Standard">• Miembro de las cátedra de Experimental III del Instituto Balseiro (UNC).</text:p>
      <text:p text:style-name="Standard">• Miembro de las cátedra de Introducción a Física de Partículas y Nuclear del Instituto Balseiro </text:p>
      <text:p text:style-name="Standard">(UNC). </text:p>
      <text:p text:style-name="Standard">• Miembro de la cátedra de Física de las carreras del profesorado de Física y profesorado de </text:p>
      <text:p text:style-name="Standard">ímica de la UNRN. </text:p>
      <text:p text:style-name="Standard">• Docente categoría  (resolución /) en el programa de incentivos a Docentes Investi- </text:p>
      <text:p text:style-name="Standard">gadores SPU/ME (convocatoria ). </text:p>
      <text:p text:style-name="Standard"/>
      <text:p text:style-name="Standard">Publicaciones  presentaciones en conferencias </text:p>
      <text:p text:style-name="Standard"/>
      <text:p text:style-name="Standard">The Pierre Auger Collaboration (PAC), Anisotropy and emical composition of ultra-high energy cosmic rays using arrival directions measured by the Pierre Auger Observatory, JCAP 06 022 (2011)</text:p>
      <text:p text:style-name="Standard"><text:soft-page-break/></text:p>
      <text:p text:style-name="Standard">PAC, Sear for First Harmonic Modulation in the Right Ascension Distribution of Cosmic Rays Detected at the Pierre Auger Observatory, Astropart. Phys.  () </text:p>
      <text:p text:style-name="Standard"/>
      <text:p text:style-name="Standard">PAC, e Pierre Auger Observatory Scaler Mode for the Study of the Modulation of Galactic Cosmic Rays due to Solar Activity, JINST  () </text:p>
      <text:p text:style-name="Standard"/>
      <text:p text:style-name="Standard">PAC, e exposure of the hybrid detector of the Pierre Auger Observatory, Astropart. Phys. , () </text:p>
      <text:p text:style-name="Standard"/>
      <text:p text:style-name="Standard">PAC, Update on the correlation of the highest energy cosmic rays with nearby extragalactic maer, Astropart. Phys. , ()</text:p>
      <text:p text:style-name="Standard"/>
      <text:p text:style-name="Standard">PAC, A Study of the Effect of Molecular and Aerosol Conditions in the Atmosphere on Air Fluorescence Measurements at the Pierre Auger Observatory, Astropart. Phys. , ()</text:p>
      <text:p text:style-name="Standard"/>
      <text:p text:style-name="Standard">PAC, Measurement of the energy spectrum of cosmic rays above  eV using the Pierre Auger Observatory, Phys. Le. B685 ()</text:p>
      <text:p text:style-name="Standard"/>
      <text:p text:style-name="Standard">PAC, Measurement of the Depth of Maximum of Extensive Air Showers above 18 eV , PRL   ()</text:p>
      <text:p text:style-name="Standard"/>
      <text:p text:style-name="Standard">PAC, Trigger and Aperture of the Surface Detector Array of the Pierre Auger Observatory, NIM A –, () </text:p>
      <text:p text:style-name="Standard"/>
      <text:p text:style-name="Standard">PAC, Atmospheric effects on extensive air showers observed with the Surface Detector of the Pierre Auger Observatory, Astropart. Phys. 32 (2009)</text:p>
      <text:p text:style-name="Standard"/>
      <text:p text:style-name="Standard">PAC, Upper limit on the cosmic-ray photon fraction at EeV energies from the Pierre Auger Observatory., Astropart. Phys. 31 (2009)</text:p>
      <text:p text:style-name="Standard"/>
      <text:p text:style-name="Standard">D. Allard et al. [LAGO Collaboration], Use of water-Cherenkov detectors to detect Gamma Ray Bursts </text:p>
      <text:p text:style-name="Standard">at the Large Aperture GRB Observatory (LAGO), NIM A595 (2008)</text:p>
      <text:p text:style-name="Standard"/>
      <text:p text:style-name="Standard">PAC, Observation of the Suppression of the Flux of Cosmic Rays above 4 × 1019 eV., PRL   (2008)</text:p>
      <text:p text:style-name="Standard"/>
      <text:p text:style-name="Standard">PAC, Upper limit on the diffuse flux of UHE tau neutrinos from the Pierre Auger Observatory., PRL   () </text:p>
      <text:p text:style-name="Standard"/>
      <text:p text:style-name="Standard">PAC, Correlation of the highest-energy cosmic rays with the positions of nearby active galactic nuclei., Astropart. Phys.  – () </text:p>
      <text:p text:style-name="Standard"/>
      <text:p text:style-name="Standard">PAC, Correlation of the highest energy cosmic rays with nearby extragalactic objects., Science  – () </text:p>
      <text:p text:style-name="Standard"/>
      <text:p text:style-name="Standard">C  E </text:p>
      <text:p text:style-name="Standard"/>
      <text:p text:style-name="Standard">H. Asorey[PAC], Measurement of Low Energy Cosmic Radiation with the Water Cherenkov Detector Array of the Pierre Auger Observatory, en Proc. 32th ICRC, Beijing, China, 2011.</text:p>
      <text:p text:style-name="Standard"><text:soft-page-break/></text:p>
      <text:p text:style-name="Standard">H. Asorey[LAGO], e Large Aperture Gamma Ray Burst Observatory (LAGO), arla plenaria en el rd HEP, Valparaiso, Chile, . </text:p>
      <text:p text:style-name="Standard"/>
      <text:p text:style-name="Standard">H. Asorey[PAC], Cosmic Ray Solar Modulation Studies at the Pierre Auger Observatory, en Proc. th ICRC, Lodz, Polonia</text:p>
      <text:p text:style-name="Standard"/>
      <text:p text:style-name="Standard">PAC, Astrophysical Sources of Cosmic Rays and Related Measurements with the Pierre Auger Observatory, en Proc. th ICRC, Lodz, Polonia, – Jul . </text:p>
      <text:p text:style-name="Standard"/>
      <text:p text:style-name="Standard">LAGO, Water Cherenkov Detectors response to a Gamma Ray Burst in the Large Aperture GRB Observatory, en Proc. th ICRC, Lodz, Polonia, – Jul . </text:p>
      <text:p text:style-name="Standard"/>
      <text:p text:style-name="Standard">e LAGO Collaboration, e Large Aperture GRB Observatory, en Proc. th International Cosmic </text:p>
      <text:p text:style-name="Standard">Ray Conference, Lodz, Polonia, – Jul . </text:p>
      <text:p text:style-name="Standard"/>
      <text:p text:style-name="Standard">e LAGO Collaboration, Operating Water Cherenkov Detectors in high altitude sites for the Large </text:p>
      <text:p text:style-name="Standard">Aperture GRB Observatory, en Proc. th ICRC, Lodz, Polonia, – </text:p>
      <text:p text:style-name="Standard">Jul . </text:p>
      <text:p text:style-name="Standard"/>
      <text:p text:style-name="Standard">N   O P A (GAP N) </text:p>
      <text:p text:style-name="Standard"/>
      <text:p text:style-name="Standard">Las notas GAP son notas técnicas internas del Proyecto Pierre Auger. Es posible acceder a los artículos </text:p>
      <text:p text:style-name="Standard">de carácter público en <text:a xlink:type="simple" xlink:href="http://www.auger.org/admin/GAP_Notes">www.auger.org/admin/GAP_Notes</text:a>. Total: 13 notas técnicas publicadas.</text:p>
      <text:p text:style-name="Standard"/>
      <text:p text:style-name="Standard">Extensión y Divulgación </text:p>
      <text:p text:style-name="Standard"/>
      <text:p text:style-name="Standard">H. Asorey, Viviendo con una estrella, ciclo de arlas sobre Física Solar, Astronomía, Astrofísica para </text:p>
      <text:p text:style-name="Standard">alumnos de establecimientos de enseñanza media públicos y privados de la Provincia de Río Negro. </text:p>
      <text:p text:style-name="Standard">Inicio Marzo . </text:p>
      <text:p text:style-name="Standard"/>
      <text:p text:style-name="Standard">H. Asorey, Física  en la UNRN , blog de física en castellano para todo público. Hasta  visitas </text:p>
      <text:p text:style-name="Standard">anuales. </text:p>
      <text:p text:style-name="Standard"/>
      <text:p text:style-name="Standard">H. Asorey, e ¡NO! se quede el infinito sin estrellas, ciclo de arlas sobre Astronomía, Astrofísica y </text:p>
      <text:p text:style-name="Standard">Cosmología para alumnos de establecimientos de enseñanza media públicos y privados de la Provin- </text:p>
      <text:p text:style-name="Standard">cia de Río Negro. Inicio Sep 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nán Asorey</meta:initial-creator>
    <meta:creation-date>2011-08-30T17:01:54</meta:creation-date>
    <dc:date>2011-08-30T18:16:58</dc:date>
    <dc:creator>Hernán Asorey</dc:creator>
    <meta:editing-duration>PT13M1S</meta:editing-duration>
    <meta:editing-cycles>2</meta:editing-cycles>
    <meta:generator>LibreOffice/3.3$Linux LibreOffice_project/330m19$Build-301</meta:generator>
    <meta:document-statistic meta:table-count="0" meta:image-count="0" meta:object-count="0" meta:page-count="3" meta:paragraph-count="77" meta:word-count="1277" meta:character-count="5999"/>
  </office:meta>
</office:document-meta>
</file>